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03DA02DE48B147A93F9.png" manifest:media-type="image/png"/>
  <manifest:file-entry manifest:full-path="Pictures/10000000000003200000015412135C7930C952E9.png" manifest:media-type="image/png"/>
  <manifest:file-entry manifest:full-path="Pictures/1000000000000320000000C50A399CFC587B93BE.png" manifest:media-type="image/png"/>
  <manifest:file-entry manifest:full-path="Pictures/10000000000001D4000001D4CB516015D935EA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7cm" fo:min-width="20.658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27cm" fo:min-width="20.658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shrink-to-fit" fo:min-height="14.927cm" fo:min-width="22.858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3399ff" fo:min-height="10.724cm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shrink-to-fit" fo:min-height="14.927cm" fo:min-width="22.858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3399ff" fo:min-height="17.908cm"/>
    </style:style>
    <style:style style:name="gr8" style:family="graphic">
      <style:graphic-properties style:protect="size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subtitle">
      <style:graphic-properties draw:stroke="none" draw:fill="none" draw:fill-color="#3399ff" draw:textarea-horizontal-align="justify" draw:textarea-vertical-align="top" draw:auto-grow-height="false" draw:auto-grow-width="false" fo:min-height="10.494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pr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2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8.57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0.991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3.297cm"/>
    </style:style>
    <style:style style:name="pr7" style:family="presentation" style:parent-style-name="Default-notes">
      <style:graphic-properties draw:fill-color="#ffffff" fo:min-height="11.611cm"/>
    </style:style>
    <style:style style:name="P1" style:family="paragraph">
      <loext:graphic-properties draw:fill="none" draw:fill-color="#ffffff"/>
      <style:paragraph-properties fo:margin-left="0cm" fo:margin-right="0cm" fo:margin-top="0.793cm" fo:margin-bottom="0cm" fo:line-height="100%" fo:text-align="center" fo:text-indent="0cm" style:writing-mode="lr-tb" style:font-independent-line-spacing="true"/>
    </style:style>
    <style:style style:name="P2" style:family="paragraph">
      <loext:graphic-properties draw:fill="none" draw:fill-color="#3399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/>
    </style:style>
    <style:style style:name="P4" style:family="paragraph">
      <loext:graphic-properties draw:fill="none" draw:fill-color="#bbe0e3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617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writing-mode="lr-tb" style:font-independent-line-spacing="true"/>
    </style:style>
    <style:style style:name="P7" style:family="paragraph">
      <style:paragraph-properties fo:margin-left="0.762cm" fo:margin-right="0cm" fo:margin-top="0.246cm" fo:margin-bottom="0cm" fo:line-height="110%" fo:text-indent="-0.762cm"/>
    </style:style>
    <style:style style:name="P8" style:family="paragraph">
      <loext:graphic-properties draw:fill="none" draw:fill-color="#bbe0e3"/>
      <style:paragraph-properties fo:margin-left="0.762cm" fo:margin-right="0cm" fo:margin-top="0.246cm" fo:margin-bottom="0cm" fo:line-height="110%" fo:text-indent="-0.762cm"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none" draw:fill-color="#3399ff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/>
      <style:text-properties fo:font-size="24pt" style:font-size-asian="24pt" style:font-size-complex="24pt"/>
    </style:style>
    <style:style style:name="P14" style:family="paragraph">
      <style:paragraph-properties fo:margin-top="0.3cm" fo:margin-bottom="0cm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0066cc" style:font-name="Arial Narrow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Arial Narrow" fo:font-size="28pt" fo:language="en" fo:country="GB" style:font-size-asian="28pt" style:language-asian="en" style:country-asian="GB" style:font-size-complex="28pt" style:language-complex="en" style:country-complex="GB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66cc" style:font-name="Arial Narrow" fo:font-size="66pt" fo:font-weight="bold" style:font-size-asian="66pt" style:font-weight-asian="bold" style:font-size-complex="66pt" style:font-weight-complex="bold"/>
    </style:style>
    <style:style style:name="T12" style:family="text">
      <style:text-properties fo:color="#0066cc" style:font-name="Arial Narro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">
        <style:list-level-properties text:space-before="1.27cm"/>
        <style:text-properties style:font-name="Wingdings" fo:color="#0066cc" fo:font-size="100%"/>
      </text:list-level-style-bullet>
      <text:list-level-style-bullet text:level="3" text:bullet-char="">
        <style:list-level-properties text:space-before="2.54cm"/>
        <style:text-properties style:font-name="Wingdings" fo:color="#0066cc" fo:font-size="100%"/>
      </text:list-level-style-bullet>
      <text:list-level-style-bullet text:level="4" text:bullet-char="–">
        <style:list-level-properties text:space-before="3.81cm"/>
        <style:text-properties style:font-name="Arial Narrow" fo:color="#0066cc" fo:font-size="100%"/>
      </text:list-level-style-bullet>
      <text:list-level-style-bullet text:level="5" text:bullet-char="»">
        <style:list-level-properties text:space-before="5.08cm"/>
        <style:text-properties style:font-name="Arial Narrow" fo:color="#0066cc" fo:font-size="100%"/>
      </text:list-level-style-bullet>
      <text:list-level-style-bullet text:level="6" text:bullet-char="»">
        <style:list-level-properties text:space-before="5.08cm"/>
        <style:text-properties style:font-name="Arial Narrow" fo:color="#0066cc" fo:font-size="100%"/>
      </text:list-level-style-bullet>
      <text:list-level-style-bullet text:level="7" text:bullet-char="»">
        <style:list-level-properties text:space-before="5.08cm"/>
        <style:text-properties style:font-name="Arial Narrow" fo:color="#0066cc" fo:font-size="100%"/>
      </text:list-level-style-bullet>
      <text:list-level-style-bullet text:level="8" text:bullet-char="»">
        <style:list-level-properties text:space-before="5.08cm"/>
        <style:text-properties style:font-name="Arial Narrow" fo:color="#0066cc" fo:font-size="100%"/>
      </text:list-level-style-bullet>
      <text:list-level-style-bullet text:level="9" text:bullet-char="»">
        <style:list-level-properties text:space-before="5.08cm"/>
        <style:text-properties style:font-name="Arial Narrow" fo:color="#0066cc" fo:font-size="100%"/>
      </text:list-level-style-bullet>
      <text:list-level-style-bullet text:level="10" text:bullet-char="»">
        <style:list-level-properties text:space-before="5.08cm"/>
        <style:text-properties style:font-name="Arial Narrow" fo:color="#0066cc" fo:font-size="100%"/>
      </text:list-level-style-bullet>
    </text:list-style>
    <text:list-style style:name="L2">
      <text:list-level-style-bullet text:level="1" text:bullet-char="">
        <style:list-level-properties text:min-label-width="0.639cm"/>
        <style:text-properties style:font-name="Wingdings" fo:color="#0066cc" fo:font-size="100%"/>
      </text:list-level-style-bullet>
      <text:list-level-style-bullet text:level="2" text:bullet-char="">
        <style:list-level-properties text:space-before="1.27cm" text:min-label-width="0.626cm"/>
        <style:text-properties style:font-name="Wingdings" fo:color="#0066cc" fo:font-size="100%"/>
      </text:list-level-style-bullet>
      <text:list-level-style-bullet text:level="3" text:bullet-char="">
        <style:list-level-properties text:space-before="2.54cm" text:min-label-width="0.635cm"/>
        <style:text-properties style:font-name="Wingdings" fo:color="#0066cc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 Narrow" fo:color="#0066cc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Narrow" fo:color="#0066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Narrow" fo:color="#0066cc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Narrow" fo:color="#0066cc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Narrow" fo:color="#0066cc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Narrow" fo:color="#0066cc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Narrow" fo:color="#0066cc" fo:font-size="100%"/>
      </text:list-level-style-bullet>
    </text:list-style>
    <text:list-style style:name="L3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Slide 1" draw:style-name="dp1" draw:master-page-name="Title1">
        <draw:custom-shape draw:style-name="gr1" draw:text-style-name="P1" draw:layer="layout" svg:width="25.4cm" svg:height="1.781cm" svg:x="0cm" svg:y="1.041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9.685cm" svg:height="4.868cm" svg:x="1.115cm" svg:y="2.2cm" presentation:class="subtitle" presentation:user-transformed="true">
          <draw:text-box>
            <text:p/>
            <text:p/>
            <text:p/>
            <text:p/>
            <text:p><text:s text:c="24"/><text:span text:style-name="T1">Abstraction And Encapsulation</text:span></text:p>
            <text:p><text:span text:style-name="T1"/></text:p>
            <text:p><text:span text:style-name="T1"><text:s text:c="25"/></text:span></text:p>
            <text:p><text:span text:style-name="T1"/></text:p>
            <text:p><text:span text:style-name="T1"><text:s text:c="68"/></text:span><text:span text:style-name="T2"><text:s/></text:span><text:span text:style-name="T2">M.Thirupathi Devi </text:span><text:span text:style-name="T1"><text:s text:c="72"/></text:span><text:span text:style-name="T2">-Id:1361879</text:span></text:p>
          </draw:text-box>
        </draw:frame>
        <presentation:notes draw:style-name="dp2">
          <draw:page-thumbnail draw:layer="layout" svg:width="12.92cm" svg:height="9.688cm" svg:x="3.29cm" svg:y="1.94cm" draw:page-number="1" presentation:class="page"/>
        </presentation:notes>
      </draw:page>
      <draw:page draw:name="Slide 2" draw:style-name="dp3" draw:master-page-name="Default" presentation:presentation-page-layout-name="AL1T3">
        <draw:frame presentation:style-name="pr2" draw:text-style-name="P4" draw:layer="layout" svg:width="20.977cm" svg:height="13.547cm" svg:x="1.269cm" svg:y="3.346cm" presentation:class="outline" presentation:user-transformed="true">
          <draw:text-box>
            <text:list text:style-name="L2">
              <text:list-item>
                <text:p text:style-name="P3"><text:span text:style-name="T3">Abstraction</text:span></text:p>
              </text:list-item>
              <text:list-item>
                <text:p text:style-name="P3"><text:span text:style-name="T3">Syntax of abstraction</text:span></text:p>
              </text:list-item>
              <text:list-item>
                <text:p text:style-name="P3"><text:span text:style-name="T3">Questions on Abstraction</text:span></text:p>
              </text:list-item>
              <text:list-item>
                <text:p text:style-name="P3"><text:span text:style-name="T3">Encapsulation</text:span></text:p>
              </text:list-item>
              <text:list-item>
                <text:p text:style-name="P3"><text:span text:style-name="T3">Example of Encapsulation</text:span></text:p>
              </text:list-item>
              <text:list-item>
                <text:p text:style-name="P3"><text:span text:style-name="T3">Questions on Encapsulation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draw:custom-shape draw:style-name="gr2" draw:text-style-name="P6" draw:layer="layout" svg:width="21.166cm" svg:height="1.481cm" svg:x="2.117cm" svg:y="0.212cm">
          <text:list text:style-name="L3">
            <text:list-header>
              <text:p text:style-name="P5"><text:span text:style-name="T4">Agend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92cm" svg:height="9.688cm" svg:x="3.29cm" svg:y="1.94cm" draw:page-number="2" presentation:class="page"/>
        </presentation:notes>
      </draw:page>
      <draw:page draw:name="Slide 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142cm" svg:height="13.839cm" svg:x="1.2cm" svg:y="2.561cm" presentation:class="outline" presentation:user-transformed="true">
          <draw:text-box>
            <text:list text:style-name="L2">
              <text:list-item>
                <text:p>Definition:-<text:span text:style-name="T5">Abstracion means hiding the data.</text:span></text:p>
                <text:p><text:span text:style-name="T5"><text:s text:c="22"/></text:span><text:span text:style-name="T5">Abstraction is one of the OOP’s concept.</text:span></text:p>
              </text:list-item>
              <text:list-item>
                <text:p><text:span text:style-name="T5">If we declare any method as abstract method, then we no need to define that method.</text:span></text:p>
              </text:list-item>
              <text:list-item>
                <text:p><text:span text:style-name="T5">If any class contains abstract method then it should be declared as abstract class.</text:span></text:p>
              </text:list-item>
              <text:list-item>
                <text:p><text:span text:style-name="T5">We can’t create object for abstract class.</text:span></text:p>
              </text:list-item>
              <text:list-item>
                <text:p><text:span text:style-name="T5">But abstract class can be instantiated with it’s sub classes which are not abstract.</text:span></text:p>
              </text:list-item>
              <text:list-item>
                <text:p><text:span text:style-name="T5">If any class extends abstract class then it should override all abstract methods in that parent class otherwise it should be declared as abstract class</text:span></text:p>
              </text:list-item>
            </text:list>
          </draw:text-box>
        </draw:frame>
        <draw:custom-shape draw:style-name="gr3" draw:text-style-name="P6" draw:layer="layout" svg:width="21.166cm" svg:height="1.481cm" svg:x="2.117cm" svg:y="0.212cm">
          <text:list text:style-name="L3">
            <text:list-header>
              <text:p text:style-name="P5"><text:span text:style-name="T4">Abstraction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Business Drivers" draw:style-name="dp1" draw:master-page-name="Default" presentation:presentation-page-layout-name="AL2T1">
        <draw:custom-shape draw:style-name="gr4" draw:text-style-name="P8" draw:layer="layout" svg:width="23.358cm" svg:height="15.187cm" svg:x="1.16cm" svg:y="1.821cm">
          <text:list text:style-name="L4">
            <text:list-header>
              <text:p text:style-name="P7"><text:span text:style-name="T6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4cm" svg:height="1.244cm" svg:x="0cm" svg:y="0.185cm" presentation:class="title" presentation:user-transformed="true">
          <draw:text-box>
            <text:list text:style-name="L3">
              <text:list-header>
                <text:p text:style-name="P9"><text:span text:style-name="T7">Abstraction</text:span></text:p>
              </text:list-header>
            </text:list>
          </draw:text-box>
        </draw:frame>
        <draw:frame draw:style-name="gr5" draw:text-style-name="P11" draw:layer="layout" svg:width="18.142cm" svg:height="10.974cm" svg:x="1.4cm" svg:y="2.626cm">
          <draw:text-box>
            <text:list text:style-name="L2">
              <text:list-item>
                <text:p>Syntax:-</text:p>
                <text:p><text:s text:c="7"/><text:span text:style-name="T5">abstract classname{</text:span></text:p>
                <text:p><text:span text:style-name="T5"><text:s text:c="9"/></text:span><text:span text:style-name="T5">abstract returntype methodname(arguments);</text:span></text:p>
                <text:p><text:span text:style-name="T5"/></text:p>
                <text:p><text:span text:style-name="T5"><text:s text:c="9"/></text:span><text:span text:style-name="T5">returntype method2(arguments){</text:span></text:p>
                <text:p><text:span text:style-name="T5"><text:s text:c="11"/></text:span><text:span text:style-name="T5">//method definition</text:span></text:p>
                <text:p><text:span text:style-name="T5"><text:s text:c="10"/></text:span><text:span text:style-name="T5">}</text:span></text:p>
                <text:p><text:span text:style-name="T5">}</text:span></text:p>
              </text:list-item>
            </text:list>
          </draw:text-box>
        </draw:frame>
        <presentation:notes draw:style-name="dp2"/>
      </draw:page>
      <draw:page draw:name="page5" draw:style-name="dp1" draw:master-page-name="Default" presentation:presentation-page-layout-name="AL2T1">
        <draw:custom-shape draw:style-name="gr6" draw:text-style-name="P8" draw:layer="layout" svg:width="23.358cm" svg:height="15.187cm" svg:x="1.16cm" svg:y="1.821cm">
          <text:list text:style-name="L4">
            <text:list-header>
              <text:p text:style-name="P7"><text:span text:style-name="T6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4cm" svg:height="1.244cm" svg:x="0cm" svg:y="0.185cm" presentation:class="title" presentation:user-transformed="true">
          <draw:text-box>
            <text:list text:style-name="L3">
              <text:list-header>
                <text:p text:style-name="P9"><text:span text:style-name="T7">Abstraction</text:span></text:p>
              </text:list-header>
            </text:list>
          </draw:text-box>
        </draw:frame>
        <draw:frame draw:style-name="gr7" draw:text-style-name="P11" draw:layer="layout" svg:width="19.542cm" svg:height="18.158cm" svg:x="0cm" svg:y="2.4cm">
          <draw:text-box>
            <text:list text:style-name="L2">
              <text:list-item>
                <text:p><text:span text:style-name="T8">Questions:-</text:span></text:p>
              </text:list-item>
            </text:list>
            <text:list text:style-name="L5">
              <text:list-header>
                <text:p><text:span text:style-name="T9">1)Could you differentiate an Interface and an Abstract class?</text:span></text:p>
              </text:list-header>
              <text:list-item>
                <text:p><text:span text:style-name="T9">2)Can there be any abstract method without abstract class?</text:span></text:p>
              </text:list-item>
              <text:list-item>
                <text:p><text:span text:style-name="T9">3)Can you use abstract and final both with a method?</text:span></text:p>
              </text:list-item>
              <text:list-item>
                <text:p><text:span text:style-name="T9">4)Can abstract class have constructors in Java?</text:span></text:p>
              </text:list-item>
              <text:list-item>
                <text:p><text:span text:style-name="T9">5)Can abstract class implements interface in Java? does they require to implement all methods?</text:span></text:p>
              </text:list-item>
              <text:list-item>
                <text:p><text:span text:style-name="T9">6) Can abstract class have static methods in Java?</text:span></text:p>
              </text:list-item>
              <text:list-item>
                <text:p><text:span text:style-name="T9">7)Is it necessary for abstract class to have abstract method?</text:span></text:p>
              </text:list-item>
              <text:list-item>
                <text:p><text:span text:style-name="T9">8)When do you favor abstract class over interface?</text:span></text:p>
              </text:list-item>
              <text:list-item>
                <text:p><text:span text:style-name="T9">9)Can abstract class contains main method in Java ?</text:span></text:p>
              </text:list-item>
              <text:list-item>
                <text:p><text:span text:style-name="T9">10)Can we declare abstract methods as private?</text:span></text:p>
              </text:list-item>
              <text:list-item>
                <text:p><text:span text:style-name="T9">11)If abstract class and interface have same methods which don’t need implementation then what will you prefer among abstraction and encapsulation?</text:span></text:p>
              </text:list-item>
            </text:list>
            <text:list text:style-name="L2">
              <text:list-header>
                <text:p><text:s text:c="6"/></text:p>
              </text:list-header>
            </text:list>
          </draw:text-box>
        </draw:frame>
        <presentation:notes draw:style-name="dp2"/>
      </draw:page>
      <draw:page draw:name="page6" draw:style-name="dp4" draw:master-page-name="Default" presentation:presentation-page-layout-name="AL2T1">
        <draw:frame presentation:style-name="pr5" draw:layer="layout" svg:width="19.685cm" svg:height="3.175cm" svg:x="3.033cm" svg:y="0.211cm" presentation:class="title">
          <draw:text-box>
            <text:p>Encapsulation</text:p>
          </draw:text-box>
        </draw:frame>
        <draw:frame presentation:style-name="pr6" draw:layer="layout" svg:width="22.86cm" svg:height="13.547cm" svg:x="1.27cm" svg:y="3.809cm" presentation:class="outline">
          <draw:text-box>
            <text:list text:style-name="L2">
              <text:list-item>
                <text:p>Definition:-<text:span text:style-name="T5">Encapsulation is a technique of making fields private and access them through public methods.</text:span></text:p>
              </text:list-item>
              <text:list-item>
                <text:p><text:span text:style-name="T5">Encapsulation prevents the code and data being accessed <text:s/>by other code defined outside the class.</text:span></text:p>
              </text:list-item>
              <text:list-item>
                <text:p><text:span text:style-name="T5">Encapsulation provides:</text:span></text:p>
              </text:list-item>
              <text:list-item>
                <text:p><text:span text:style-name="T5">Maintainability</text:span></text:p>
              </text:list-item>
              <text:list-item>
                <text:p><text:span text:style-name="T5">Flexibility</text:span></text:p>
              </text:list-item>
              <text:list-item>
                <text:p><text:span text:style-name="T5">Extensibility</text:span></text:p>
              </text:list-item>
            </text:list>
          </draw:text-box>
        </draw:frame>
        <presentation:notes draw:style-name="dp2">
          <draw:page-thumbnail draw:style-name="gr8" draw:layer="layout" svg:width="12.92cm" svg:height="9.688cm" svg:x="3.29cm" svg:y="1.94cm" draw:page-number="6" presentation:class="page"/>
          <draw:frame presentation:style-name="pr7" draw:text-style-name="P12" draw:layer="layout" svg:width="14.287cm" svg:height="11.611cm" svg:x="2.592cm" svg:y="12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5" draw:layer="layout" svg:width="19.685cm" svg:height="3.175cm" svg:x="3.033cm" svg:y="0.211cm" presentation:class="title">
          <draw:text-box>
            <text:p>Encapsulation</text:p>
          </draw:text-box>
        </draw:frame>
        <draw:frame presentation:style-name="pr6" draw:text-style-name="P15" draw:layer="layout" svg:width="23.93cm" svg:height="15.4cm" svg:x="0.2cm" svg:y="3cm" presentation:class="outline" presentation:user-transformed="true">
          <draw:text-box>
            <text:list text:style-name="L2">
              <text:list-item>
                <text:p text:style-name="P13"><text:span text:style-name="T10">Encapsulation is achieved through setter and getter methods.</text:span></text:p>
              </text:list-item>
              <text:list-item>
                <text:p text:style-name="P14"><text:span text:style-name="T10">Ex:-public class Ex{</text:span></text:p>
                <text:p text:style-name="P14"><text:span text:style-name="T10"><text:s text:c="17"/></text:span><text:span text:style-name="T10">private int x;</text:span></text:p>
                <text:p text:style-name="P14"><text:span text:style-name="T10"><text:s text:c="18"/></text:span><text:span text:style-name="T10">private char y;</text:span></text:p>
                <text:p text:style-name="P14"><text:span text:style-name="T10"><text:s text:c="18"/></text:span><text:span text:style-name="T10">public int getX()</text:span></text:p>
                <text:p text:style-name="P14"><text:span text:style-name="T10"><text:s text:c="18"/></text:span><text:span text:style-name="T10">{</text:span></text:p>
                <text:p text:style-name="P14"><text:span text:style-name="T10"><text:s text:c="24"/></text:span><text:span text:style-name="T10">return x;</text:span></text:p>
                <text:p text:style-name="P14"><text:span text:style-name="T10"><text:s text:c="19"/></text:span><text:span text:style-name="T10">}</text:span></text:p>
                <text:p text:style-name="P14"><text:span text:style-name="T10"><text:s text:c="19"/></text:span><text:span text:style-name="T10">public int getY()</text:span></text:p>
                <text:p text:style-name="P14"><text:span text:style-name="T10"><text:s text:c="18"/></text:span><text:span text:style-name="T10">{</text:span></text:p>
                <text:p text:style-name="P14"><text:span text:style-name="T10"><text:s text:c="24"/></text:span><text:span text:style-name="T10">return y;</text:span></text:p>
                <text:p text:style-name="P14"><text:span text:style-name="T10"><text:s text:c="19"/></text:span><text:span text:style-name="T10">}</text:span></text:p>
                <text:p text:style-name="P14"><text:span text:style-name="T10"><text:s text:c="19"/></text:span><text:span text:style-name="T10">public void setX(int v1){</text:span></text:p>
                <text:p text:style-name="P14"><text:span text:style-name="T10"><text:s text:c="21"/></text:span><text:span text:style-name="T10">x=v1;</text:span></text:p>
                <text:p text:style-name="P14"><text:span text:style-name="T10"><text:s text:c="19"/></text:span><text:span text:style-name="T10">}</text:span></text:p>
                <text:p text:style-name="P14"><text:span text:style-name="T10"><text:s text:c="22"/></text:span><text:span text:style-name="T10">public void setY(int v2){</text:span></text:p>
                <text:p text:style-name="P14"><text:span text:style-name="T10"><text:s text:c="21"/></text:span><text:span text:style-name="T10">y=v2;</text:span></text:p>
                <text:p text:style-name="P14"><text:span text:style-name="T10"><text:s text:c="19"/></text:span><text:span text:style-name="T10">}</text:span></text:p>
              </text:list-item>
            </text:list>
          </draw:text-box>
        </draw:frame>
        <presentation:notes draw:style-name="dp2">
          <draw:page-thumbnail draw:style-name="gr8" draw:layer="layout" svg:width="12.92cm" svg:height="9.688cm" svg:x="3.29cm" svg:y="1.94cm" draw:page-number="7" presentation:class="page"/>
          <draw:frame presentation:style-name="pr7" draw:text-style-name="P12" draw:layer="layout" svg:width="14.287cm" svg:height="11.611cm" svg:x="2.592cm" svg:y="12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5" draw:layer="layout" svg:width="19.685cm" svg:height="3.175cm" svg:x="3.033cm" svg:y="0.211cm" presentation:class="title">
          <draw:text-box>
            <text:p>Encapsulation</text:p>
          </draw:text-box>
        </draw:frame>
        <draw:frame presentation:style-name="pr6" draw:layer="layout" svg:width="22.86cm" svg:height="13.547cm" svg:x="1.27cm" svg:y="3.809cm" presentation:class="outline">
          <draw:text-box>
            <text:list text:style-name="L2">
              <text:list-item>
                <text:p>Questions:-</text:p>
                <text:p><text:span text:style-name="T5">1) What is difference between Encapsulation And Abstraction?</text:span></text:p>
                <text:p><text:span text:style-name="T5">2)What are the features of encapsulation ?</text:span></text:p>
              </text:list-item>
            </text:list>
          </draw:text-box>
        </draw:frame>
        <presentation:notes draw:style-name="dp2">
          <draw:page-thumbnail draw:style-name="gr8" draw:layer="layout" svg:width="12.92cm" svg:height="9.688cm" svg:x="3.29cm" svg:y="1.94cm" draw:page-number="8" presentation:class="page"/>
          <draw:frame presentation:style-name="pr7" draw:text-style-name="P12" draw:layer="layout" svg:width="14.287cm" svg:height="11.611cm" svg:x="2.592cm" svg:y="12.271cm" presentation:class="notes" presentation:placeholder="true">
            <draw:text-box/>
          </draw:frame>
        </presentation:notes>
      </draw:page>
      <draw:page draw:name="Slide 39" draw:style-name="dp1" draw:master-page-name="Default">
        <draw:custom-shape draw:style-name="gr9" draw:text-style-name="P17" draw:layer="layout" svg:width="22.027cm" svg:height="6.863cm" svg:x="1.596cm" svg:y="6.668cm">
          <text:list text:style-name="L3">
            <text:list-header>
              <text:p text:style-name="P16"><text:span text:style-name="T11">Thank You</text:span></text:p>
              <text:p text:style-name="P16"><text:span text:style-name="T11"/></text:p>
              <text:p text:style-name="P1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2cm" svg:height="9.688cm" svg:x="3.29cm" svg:y="1.94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bbe0e3" draw:end-color="#566768" draw:start-intensity="100%" draw:end-intensity="100%" draw:angle="1598" draw:border="0%"/>
    <draw:gradient draw:name="Gradient_20_3" draw:display-name="Gradient 3" draw:style="axial" draw:start-color="#00ffff" draw:end-color="#007575" draw:start-intensity="100%" draw:end-intensity="100%" draw:angle="983" draw:border="0%"/>
    <draw:gradient draw:name="Gradient_20_4" draw:display-name="Gradient 4" draw:style="axial" draw:start-color="#008000" draw:end-color="#003b00" draw:start-intensity="100%" draw:end-intensity="100%" draw:angle="2700" draw:border="0%"/>
    <draw:gradient draw:name="Gradient_20_5" draw:display-name="Gradient 5" draw:style="linear" draw:start-color="#ffd3ff" draw:end-color="#756175" draw:start-intensity="100%" draw:end-intensity="100%" draw:angle="3150" draw:border="0%"/>
    <draw:gradient draw:name="Gradient_20_6" draw:display-name="Gradient 6" draw:style="linear" draw:start-color="#2c676c" draw:end-color="#142f31" draw:start-intensity="100%" draw:end-intensity="100%" draw:angle="0" draw:border="0%"/>
    <draw:fill-image draw:name="Bitmap_20_1" draw:display-name="Bitmap 1" xlink:href="Pictures/10000000000001D4000001D4CB516015D935EA0E.png" xlink:type="simple" xlink:show="embed" xlink:actuate="onLoad"/>
    <draw:opacity draw:name="Transparency_20_1" draw:display-name="Transparency 1" draw:style="linear" draw:start="68%" draw:end="100%" draw:angle="315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639cm"/>
            <style:text-properties style:font-name="Wingdings" fo:color="#0066cc" fo:font-size="100%"/>
          </text:list-level-style-bullet>
          <text:list-level-style-bullet text:level="2" text:bullet-char="">
            <style:list-level-properties text:space-before="1.27cm" text:min-label-width="0.626cm"/>
            <style:text-properties style:font-name="Wingdings" fo:color="#0066cc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2" text:bullet-char="">
            <style:list-level-properties text:space-before="1.27cm" text:min-label-width="0.626cm"/>
            <style:text-properties style:font-name="Wingdings" fo:color="#0066cc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Narrow" fo:color="#0066c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">
            <style:list-level-properties text:space-before="1.27cm"/>
            <style:text-properties style:font-name="Wingdings" fo:color="#0066cc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/>
            <style:text-properties style:font-name="Arial Narrow" fo:color="#0066cc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5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5pt" style:font-style-asian="normal" style:font-weight-asian="bold" style:font-name-complex="FreeSans" style:font-family-complex="FreeSans" style:font-family-generic-complex="system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Arial Narrow" fo:font-family="'Arial Narrow'" style:font-family-generic="swiss" style:font-pitch="variable" fo:font-size="36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">
            <style:list-level-properties text:space-before="1.27cm"/>
            <style:text-properties style:font-name="Wingdings" fo:color="#0066cc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/>
            <style:text-properties style:font-name="Arial Narrow" fo:color="#0066cc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5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5pt" style:font-style-asian="normal" style:font-weight-asian="bold" style:font-name-complex="FreeSans" style:font-family-complex="FreeSans" style:font-family-generic-complex="system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style:font-name="Wingdings" fo:color="#0066cc" fo:font-size="100%"/>
          </text:list-level-style-bullet>
          <text:list-level-style-number text:level="2" style:num-format="">
            <style:list-level-properties/>
            <style:text-properties fo:color="#0066cc" fo:font-size="100%"/>
          </text:list-level-style-number>
          <text:list-level-style-bullet text:level="3" text:bullet-char="">
            <style:list-level-properties text:space-before="2.54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/>
            <style:text-properties style:font-name="Arial Narrow" fo:color="#0066cc" fo:font-size="10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 Narrow" fo:font-family="'Arial Narrow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">
            <style:list-level-properties text:space-before="1.27cm"/>
            <style:text-properties style:font-name="Wingdings" fo:color="#0066cc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0066cc" fo:font-size="100%"/>
          </text:list-level-style-bullet>
          <text:list-level-style-bullet text:level="4" text:bullet-char="–">
            <style:list-level-properties text:space-before="3.81cm"/>
            <style:text-properties style:font-name="Arial Narrow" fo:color="#0066cc" fo:font-size="100%"/>
          </text:list-level-style-bullet>
          <text:list-level-style-bullet text:level="5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6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7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8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9" text:bullet-char="»">
            <style:list-level-properties text:space-before="5.08cm"/>
            <style:text-properties style:font-name="Arial Narrow" fo:color="#0066cc" fo:font-size="100%"/>
          </text:list-level-style-bullet>
          <text:list-level-style-bullet text:level="10" text:bullet-char="»">
            <style:list-level-properties text:space-before="5.08cm"/>
            <style:text-properties style:font-name="Arial Narrow" fo:color="#0066cc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5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5pt" style:font-style-asian="normal" style:font-weight-asian="bold" style:font-name-complex="FreeSans" style:font-family-complex="FreeSans" style:font-family-generic-complex="system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66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cc" style:text-outline="false" style:text-line-through-style="none" style:text-line-through-type="none" style:text-position="0% 100%" style:font-name="Arial Narrow" fo:font-family="'Arial Narrow'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84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bbdd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4.397cm" fo:min-width="15.375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bbdd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bbdd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2">
      <style:graphic-properties draw:stroke="none" draw:fill="none" draw:fill-color="#bbdd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97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loext:graphic-properties draw:fill="none" draw:fill-color="#bbdd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color="#ff9900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MT3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style:style style:name="MT4" style:family="text">
      <style:text-properties fo:color="#ff9900" style:font-name="Arial" fo:font-size="10pt" style:font-name-asian="Arial" style:font-size-asian="10pt" style:font-name-complex="Arial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3" draw:layer="backgroundobjects" svg:width="8.471cm" svg:height="1.283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48cm" svg:height="1.283cm" svg:x="10.923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471cm" svg:height="1.283cm" svg:x="-0.001cm" svg:y="24.6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48cm" svg:height="1.283cm" svg:x="10.923cm" svg:y="24.6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</style:handout-master>
    <style:master-page style:name="Default" style:page-layout-name="PM1" draw:style-name="Mdp1">
      <draw:frame draw:style-name="Mgr4" draw:text-style-name="MP6" draw:layer="backgroundobjects" svg:width="25.4cm" svg:height="6.253cm" svg:x="0cm" svg:y="12.797cm">
        <draw:image xlink:href="Pictures/1000000000000320000000C50A399CFC587B93BE.png" xlink:type="simple" xlink:show="embed" xlink:actuate="onLoad">
          <text:p/>
        </draw:image>
      </draw:frame>
      <draw:frame presentation:style-name="Default-title" draw:layer="backgroundobjects" svg:width="19.685cm" svg:height="3.175cm" svg:x="3.033cm" svg:y="0.211cm" presentation:class="title" presentation:placeholder="true">
        <draw:text-box/>
      </draw:frame>
      <draw:frame presentation:style-name="Default-outline1" draw:layer="backgroundobjects" svg:width="22.86cm" svg:height="13.547cm" svg:x="1.27cm" svg:y="3.809cm" presentation:class="outline" presentation:placeholder="true">
        <draw:text-box/>
      </draw:frame>
      <draw:custom-shape draw:style-name="Mgr5" draw:text-style-name="MP8" draw:layer="backgroundobjects" svg:width="2.098cm" svg:height="0.684cm" svg:x="11.77cm" svg:y="18.37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6" draw:text-style-name="MP3" draw:layer="backgroundobjects" svg:width="8.436cm" svg:height="1.296cm" svg:x="0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6" draw:text-style-name="MP5" draw:layer="backgroundobjects" svg:width="8.435cm" svg:height="1.296cm" svg:x="11.037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92cm" svg:height="9.688cm" svg:x="3.29cm" svg:y="1.94cm" presentation:class="page"/>
        <draw:frame presentation:style-name="Default-notes" draw:layer="backgroundobjects" svg:width="14.287cm" svg:height="11.611cm" svg:x="2.592cm" svg:y="12.271cm" presentation:class="notes" presentation:placeholder="true">
          <draw:text-box/>
        </draw:frame>
        <draw:frame draw:style-name="Mgr7" draw:text-style-name="MP3" draw:layer="backgroundobjects" svg:width="8.436cm" svg:height="1.296cm" svg:x="0cm" svg:y="24.527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7" draw:text-style-name="MP5" draw:layer="backgroundobjects" svg:width="8.435cm" svg:height="1.296cm" svg:x="11.037cm" svg:y="24.527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frame draw:style-name="Mgr4" draw:text-style-name="MP6" draw:layer="backgroundobjects" svg:width="25.4cm" svg:height="10.795cm" svg:x="0cm" svg:y="8.255cm">
          <draw:image xlink:href="Pictures/10000000000003200000015412135C7930C952E9.png" xlink:type="simple" xlink:show="embed" xlink:actuate="onLoad">
            <text:p/>
          </draw:image>
        </draw:frame>
        <draw:frame draw:style-name="Mgr4" draw:text-style-name="MP6" draw:layer="backgroundobjects" svg:width="25.4cm" svg:height="1.936cm" svg:x="0cm" svg:y="0cm">
          <draw:image xlink:href="Pictures/10000000000003200000003DA02DE48B147A93F9.png" xlink:type="simple" xlink:show="embed" xlink:actuate="onLoad">
            <text:p/>
          </draw:image>
        </draw:frame>
      </draw:g>
      <draw:custom-shape draw:style-name="Mgr8" draw:text-style-name="MP9" draw:layer="backgroundobjects" svg:width="15.875cm" svg:height="4.657cm" svg:x="0.847cm" svg:y="2.328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5cm" svg:x="1.27cm" svg:y="6.349cm" presentation:class="title" presentation:placeholder="true">
        <draw:text-box/>
      </draw:frame>
      <draw:frame presentation:style-name="Title1-subtitle" draw:layer="backgroundobjects" svg:width="19.685cm" svg:height="4.868cm" svg:x="1.269cm" svg:y="10.795cm" presentation:class="subtitle" presentation:placeholder="true">
        <draw:text-box/>
      </draw:frame>
      <draw:custom-shape draw:style-name="Mgr9" draw:text-style-name="MP8" draw:layer="backgroundobjects" svg:width="5.552cm" svg:height="0.684cm" svg:x="9.13cm" svg:y="18.217cm">
        <text:list text:style-name="ML2">
          <text:list-header>
            <text:p text:style-name="MP7"><text:span text:style-name="MT4">©</text:span><text:span text:style-name="MT4"> </text:span><text:span text:style-name="MT4">T</text:span><text:span text:style-name="MT4">a</text:span><text:span text:style-name="MT4">t</text:span><text:span text:style-name="MT4">a</text:span><text:span text:style-name="MT4"> </text:span><text:span text:style-name="MT4">C</text:span><text:span text:style-name="MT4">o</text:span><text:span text:style-name="MT4">n</text:span><text:span text:style-name="MT4">s</text:span><text:span text:style-name="MT4">u</text:span><text:span text:style-name="MT4">l</text:span><text:span text:style-name="MT4">t</text:span><text:span text:style-name="MT4">a</text:span><text:span text:style-name="MT4">n</text:span><text:span text:style-name="MT4">c</text:span><text:span text:style-name="MT4">y</text:span><text:span text:style-name="MT4"> </text:span><text:span text:style-name="MT4">S</text:span><text:span text:style-name="MT4">e</text:span><text:span text:style-name="MT4">r</text:span><text:span text:style-name="MT4">v</text:span><text:span text:style-name="MT4">i</text:span><text:span text:style-name="MT4">c</text:span><text:span text:style-name="MT4">e</text:span><text:span text:style-name="MT4">s</text:span><text:span text:style-name="MT4"> </text:span><text:span text:style-name="MT4">l</text:span><text:span text:style-name="MT4">t</text:span><text:span text:style-name="MT4">d</text:span><text:span text:style-name="MT4">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0" draw:text-style-name="MP8" draw:layer="backgroundobjects" svg:width="3.216cm" svg:height="0.684cm" svg:x="15.451cm" svg:y="18.217cm">
        <text:list text:style-name="ML2">
          <text:list-header>
            <text:p text:style-name="MP7"><text:span text:style-name="MT2"><text:date style:data-style-name="D6" text:date-value="2017-10-18">October 18, 20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8" draw:layer="backgroundobjects" svg:width="2.098cm" svg:height="0.684cm" svg:x="24.117cm" svg:y="18.217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1" draw:text-style-name="MP3" draw:layer="backgroundobjects" svg:width="8.436cm" svg:height="1.296cm" svg:x="0cm" svg:y="0cm" presentation:class="header">
          <draw:text-box>
            <text:list text:style-name="ML3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" draw:text-style-name="MP5" draw:layer="backgroundobjects" svg:width="8.435cm" svg:height="1.296cm" svg:x="11.037cm" svg:y="0cm" presentation:class="date-time">
          <draw:text-box>
            <text:list text:style-name="ML3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92cm" svg:height="9.688cm" svg:x="3.29cm" svg:y="1.94cm" presentation:class="page"/>
        <draw:frame presentation:style-name="Title1-notes" draw:layer="backgroundobjects" svg:width="14.287cm" svg:height="11.611cm" svg:x="2.592cm" svg:y="12.271cm" presentation:class="notes" presentation:placeholder="true">
          <draw:text-box/>
        </draw:frame>
        <draw:frame presentation:style-name="Mpr2" draw:text-style-name="MP3" draw:layer="backgroundobjects" svg:width="8.436cm" svg:height="1.296cm" svg:x="0cm" svg:y="24.527cm" presentation:class="footer">
          <draw:text-box>
            <text:list text:style-name="ML3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" draw:text-style-name="MP5" draw:layer="backgroundobjects" svg:width="8.435cm" svg:height="1.296cm" svg:x="11.037cm" svg:y="24.527cm" presentation:class="page-number">
          <draw:text-box>
            <text:list text:style-name="ML3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seStudy_EMP Siebel_WLR_HYD</dc:title>
    <meta:keyword>CaseStudy_EMP Siebel_WLR_HYD</meta:keyword>
    <meta:initial-creator>TCS</meta:initial-creator>
    <meta:creation-date>1999-12-13T09:48:14.473000000</meta:creation-date>
    <dc:date>2017-10-18T13:45:29.440936609</dc:date>
    <meta:print-date>2002-11-15T09:51:37.520000000</meta:print-date>
    <meta:editing-cycles>2592</meta:editing-cycles>
    <meta:editing-duration>P23DT17H26M27S</meta:editing-duration>
    <meta:generator>LibreOffice/5.2.2.2$Linux_X86_64 LibreOffice_project/20m0$Build-2</meta:generator>
    <meta:document-statistic meta:object-count="67"/>
    <meta:user-defined meta:name="Approval Level"/>
    <meta:user-defined meta:name="ApproveDate">2007-08-22T12:50:42Z</meta:user-defined>
    <meta:user-defined meta:name="ApproveSent">2007-08-22T06:21:51Z</meta:user-defined>
    <meta:user-defined meta:name="ArchivalDate">2008-02-21T11:44:29Z</meta:user-defined>
    <meta:user-defined meta:name="AssetSecurity" meta:value-type="string">TCS Public</meta:user-defined>
    <meta:user-defined meta:name="AssetTrace" meta:value-type="string"/>
    <meta:user-defined meta:name="AssetType" meta:value-type="string">Case Studies</meta:user-defined>
    <meta:user-defined meta:name="Assigned To" meta:value-type="string"/>
    <meta:user-defined meta:name="AuthorID" meta:value-type="string">130003</meta:user-defined>
    <meta:user-defined meta:name="AuthorName" meta:value-type="string">RAMPURI, Ms. USHA RANI SHARANAPPA (USHA RANI)</meta:user-defined>
    <meta:user-defined meta:name="AuthorWONSWON" meta:value-type="string">1002837</meta:user-defined>
    <meta:user-defined meta:name="BU" meta:value-type="string">Relationship</meta:user-defined>
    <meta:user-defined meta:name="CQR" meta:value-type="string">8.24000000000000</meta:user-defined>
    <meta:user-defined meta:name="Categories" meta:value-type="string"/>
    <meta:user-defined meta:name="Classification" meta:value-type="string">Presentation</meta:user-defined>
    <meta:user-defined meta:name="CoAuthors" meta:value-type="string"/>
    <meta:user-defined meta:name="CopyProtection" meta:value-type="string">No</meta:user-defined>
    <meta:user-defined meta:name="Country" meta:value-type="string">India</meta:user-defined>
    <meta:user-defined meta:name="CurrentStatus" meta:value-type="string">Publish</meta:user-defined>
    <meta:user-defined meta:name="Customer" meta:value-type="string">BT</meta:user-defined>
    <meta:user-defined meta:name="CustomerPermission" meta:value-type="string">Yes</meta:user-defined>
    <meta:user-defined meta:name="DocLink" meta:value-type="string"/>
    <meta:user-defined meta:name="Email" meta:value-type="string">usharani.r@tcs.com</meta:user-defined>
    <meta:user-defined meta:name="ExpiryDate" meta:value-type="string">2008-05-21T11:44:29Z</meta:user-defined>
    <meta:user-defined meta:name="IP" meta:value-type="string">Telecom, Media &amp; Entertainment</meta:user-defined>
    <meta:user-defined meta:name="IntendedAudience" meta:value-type="string">Projects</meta:user-defined>
    <meta:user-defined meta:name="KMCQR" meta:value-type="string">8.24000000000000</meta:user-defined>
    <meta:user-defined meta:name="KO" meta:value-type="string">111719</meta:user-defined>
    <meta:user-defined meta:name="KOName" meta:value-type="string">GUTTIKONDA, Mr. SATISH BABU (SATISH BABU)</meta:user-defined>
    <meta:user-defined meta:name="Keywords" meta:value-type="string"/>
    <meta:user-defined meta:name="Language" meta:value-type="string">English</meta:user-defined>
    <meta:user-defined meta:name="LifeCycleOwner" meta:value-type="string">ULTIMATIX\111719</meta:user-defined>
    <meta:user-defined meta:name="ManagementArea" meta:value-type="string"/>
    <meta:user-defined meta:name="MarketingCollateral" meta:value-type="string">No</meta:user-defined>
    <meta:user-defined meta:name="Methodology" meta:value-type="string">Waterfall Model</meta:user-defined>
    <meta:user-defined meta:name="Order" meta:value-type="string">53000.0000000000</meta:user-defined>
    <meta:user-defined meta:name="ProjectName" meta:value-type="string">Leave - Hyderabad</meta:user-defined>
    <meta:user-defined meta:name="Region" meta:value-type="string">India - Hyderabad</meta:user-defined>
    <meta:user-defined meta:name="ReviewComments" meta:value-type="string"> </meta:user-defined>
    <meta:user-defined meta:name="ReviewDate" meta:value-type="string">2007-08-22T11:51:51Z</meta:user-defined>
    <meta:user-defined meta:name="ReviewSent" meta:value-type="string">2007-08-21T13:09:58Z</meta:user-defined>
    <meta:user-defined meta:name="Reviewer" meta:value-type="string">135319</meta:user-defined>
    <meta:user-defined meta:name="ReviewerName" meta:value-type="string">RUDRA, Mr. SREENIVAS (SREENIVAS RUDRA)</meta:user-defined>
    <meta:user-defined meta:name="ReviewsDone" meta:value-type="string">;#Review Accepted;#Publish;#</meta:user-defined>
    <meta:user-defined meta:name="SP" meta:value-type="string">CRM</meta:user-defined>
    <meta:user-defined meta:name="Sanitized" meta:value-type="string">Yes</meta:user-defined>
    <meta:user-defined meta:name="SearchLink" meta:value-type="string">/sites/k-bank/Case Studies/Forms/DispForm.aspx?ID=245</meta:user-defined>
    <meta:user-defined meta:name="Slides" meta:value-type="string">39</meta:user-defined>
    <meta:user-defined meta:name="Solution" meta:value-type="string">Could be used in similar projects</meta:user-defined>
    <meta:user-defined meta:name="SolutionCentre" meta:value-type="string"/>
    <meta:user-defined meta:name="Source" meta:value-type="string">Internal</meta:user-defined>
    <meta:user-defined meta:name="SubBU" meta:value-type="string">Relationship - British Telecommunication</meta:user-defined>
    <meta:user-defined meta:name="SubIP" meta:value-type="string"/>
    <meta:user-defined meta:name="SubSP" meta:value-type="string"/>
    <meta:user-defined meta:name="SubTechnology" meta:value-type="string"/>
    <meta:user-defined meta:name="Subject" meta:value-type="string"/>
    <meta:user-defined meta:name="TechComLead" meta:value-type="string"/>
    <meta:user-defined meta:name="TechComLeadName" meta:value-type="string"/>
    <meta:user-defined meta:name="TechComReviewer" meta:value-type="string"/>
    <meta:user-defined meta:name="TechComReviewerName" meta:value-type="string"/>
    <meta:user-defined meta:name="Technology" meta:value-type="string">Siebel</meta:user-defined>
    <meta:user-defined meta:name="TemplateUrl" meta:value-type="string"/>
    <meta:user-defined meta:name="ViewProperties" meta:value-type="string">https://knowmax.ultimatix.net/sites/k-bank/Case Studies/Forms/DispForm.aspx?ID=530, CaseStudy_EMP Siebel_WLR_HYD</meta:user-defined>
    <meta:user-defined meta:name="WFStagesSelected" meta:value-type="string"/>
    <meta:user-defined meta:name="_Author" meta:value-type="string">TCS</meta:user-defined>
    <meta:user-defined meta:name="_Category" meta:value-type="string"/>
    <meta:user-defined meta:name="_Comments" meta:value-type="string"/>
    <meta:user-defined meta:name="_SharedFileIndex" meta:value-type="string"/>
    <meta:user-defined meta:name="_SourceUrl" meta:value-type="string"/>
    <meta:user-defined meta:name="ePublishLead" meta:value-type="string"/>
    <meta:user-defined meta:name="ePublishLeadName" meta:value-type="string"/>
    <meta:user-defined meta:name="ePublishReviewer" meta:value-type="string"/>
    <meta:user-defined meta:name="ePublishReviewerName" meta:value-type="string"/>
    <meta:user-defined meta:name="xd_ProgID" meta:value-type="string"/>
  </office:meta>
</office:document-meta>
</file>